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1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8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9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2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10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4">
            <text:p>ˈ</text:p>
          </table:table-cell>
          <table:table-cell office:value-type="string" table:style-name="ce5">
            <text:p>A2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4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8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4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(?&lt;![áàãâéèêíìîóòõôúùû].*)(?&lt;=[ieo])(?=[aeo][mn](b|c|ç|d|f|gu|g|ch|nh|lh|j|l|m|n|p|qu|r|rr|s|ss|t|v|x|z|pr|br|tr|dr|cr|gr|fr|vr|pl|bl|cl|gl|fl)[aoe]$)</text:p>
          </table:table-cell>
          <table:table-cell table:style-name="ce3"/>
          <table:table-cell office:value-type="string" table:style-name="ce5">
            <text:p>A4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(?&lt;![áàãâéèêíìîóòõôúùû].*)(?&lt;=a)(?=i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8</text:p>
          </table:table-cell>
          <table:table-cell table:number-columns-repeated="16381"/>
        </table:table-row>
        <table:table-row table:style-name="ro3">
          <table:table-cell office:value-type="string" table:style-name="ce12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9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0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1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2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3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5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3">
            <text:p>ˈ</text:p>
          </table:table-cell>
          <table:table-cell table:style-name="ce1"/>
          <table:table-cell table:number-columns-repeated="16381" table:style-name="ce5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21T13:18:36Z</dc:date>
  </office:meta>
</office:document-meta>
</file>